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5pt"/>
    </style:style>
    <style:style style:name="co3" style:family="table-column">
      <style:table-column-properties fo:break-before="auto" style:column-width="7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8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10122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10122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 style:data-style-name="N10122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0122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0"/>
        <table:table-column table:style-name="co3" table:default-cell-style-name="Default"/>
        <table:table-row table:style-name="ro1">
          <table:table-cell office:value-type="string" calcext:value-type="string">
            <text:p>Acquisti presso emporio XYZ</text:p>
          </table:table-cell>
          <table:table-cell/>
          <table:table-cell table:style-name="ce9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rodotto</text:p>
          </table:table-cell>
          <table:table-cell table:style-name="ce1" office:value-type="string" calcext:value-type="string">
            <text:p>Prezzo</text:p>
          </table:table-cell>
          <table:table-cell table:style-name="ce1" office:value-type="string" calcext:value-type="string">
            <text:p>Prezzo &gt; 2.5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onfezione di pasta da 1kg</text:p>
          </table:table-cell>
          <table:table-cell office:value-type="currency" office:currency="EUR" office:value="2.6" calcext:value-type="currency">
            <text:p>€ 2.60</text:p>
          </table:table-cell>
          <table:table-cell table:style-name="ce2" table:formula="of:=IF([.C4]&gt;2.5;&quot;Sì&quot;;&quot;No&quot;)" office:value-type="string" office:string-value="Sì" calcext:value-type="string">
            <text:p>Sì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 lt di latte intero</text:p>
          </table:table-cell>
          <table:table-cell office:value-type="currency" office:currency="EUR" office:value="2" calcext:value-type="currency">
            <text:p>€ 2.00</text:p>
          </table:table-cell>
          <table:table-cell table:style-name="ce2" table:formula="of:=IF([.C5]&gt;2.5;&quot;Sì&quot;;&quot;No&quot;)" office:value-type="string" office:string-value="No" calcext:value-type="string">
            <text:p>No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½ kg di pane</text:p>
          </table:table-cell>
          <table:table-cell office:value-type="currency" office:currency="EUR" office:value="1.7" calcext:value-type="currency">
            <text:p>€ 1.70</text:p>
          </table:table-cell>
          <table:table-cell table:style-name="ce2" table:formula="of:=IF([.C6]&gt;2.5;&quot;Sì&quot;;&quot;No&quot;)" office:value-type="string" office:string-value="No" calcext:value-type="string">
            <text:p>No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olive nere</text:p>
          </table:table-cell>
          <table:table-cell office:value-type="currency" office:currency="EUR" office:value="2.5" calcext:value-type="currency">
            <text:p>€ 2.50</text:p>
          </table:table-cell>
          <table:table-cell table:style-name="ce2" table:formula="of:=IF([.C7]&gt;2.5;&quot;Sì&quot;;&quot;No&quot;)" office:value-type="string" office:string-value="No" calcext:value-type="string">
            <text:p>No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biscotti</text:p>
          </table:table-cell>
          <table:table-cell office:value-type="currency" office:currency="EUR" office:value="3" calcext:value-type="currency">
            <text:p>€ 3.00</text:p>
          </table:table-cell>
          <table:table-cell table:style-name="ce2" table:formula="of:=IF([.C8]&gt;2.5;&quot;Sì&quot;;&quot;No&quot;)" office:value-type="string" office:string-value="Sì" calcext:value-type="string">
            <text:p>Sì</text:p>
          </table:table-cell>
        </table:table-row>
        <table:table-row table:style-name="ro1">
          <table:table-cell/>
          <table:table-cell table:style-name="ce5"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Totale</text:p>
          </table:table-cell>
          <table:table-cell table:style-name="ce11" table:formula="of:=SUM([.C4:.C8])" office:value-type="currency" office:currency="EUR" office:value="11.8" calcext:value-type="currency">
            <text:p>€ 11.80</text:p>
          </table:table-cell>
          <table:table-cell/>
        </table:table-row>
        <table:table-row table:style-name="ro1">
          <table:table-cell table:style-name="ce3"/>
          <table:table-cell table:style-name="ce7" office:value-type="string" calcext:value-type="string">
            <text:p>Sconto</text:p>
          </table:table-cell>
          <table:table-cell table:style-name="ce12" table:formula="of:=[.C10]*[.D11]" office:value-type="currency" office:currency="EUR" office:value="1.18" calcext:value-type="currency">
            <text:p>€ 1.18</text:p>
          </table:table-cell>
          <table:table-cell table:style-name="ce16" office:value-type="percentage" office:value="0.1" calcext:value-type="percentage">
            <text:p>10.00%</text:p>
          </table:table-cell>
        </table:table-row>
        <table:table-row table:style-name="ro1">
          <table:table-cell/>
          <table:table-cell table:style-name="ce7" office:value-type="string" calcext:value-type="string">
            <text:p>Totale scontato</text:p>
          </table:table-cell>
          <table:table-cell table:style-name="ce12" table:formula="of:=[.C10]-[.C11]" office:value-type="currency" office:currency="EUR" office:value="10.62" calcext:value-type="currency">
            <text:p>€ 10.6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string" calcext:value-type="string">
            <text:p>N. prodotti con prezzo &gt; 2.50</text:p>
          </table:table-cell>
          <table:table-cell table:style-name="ce13" table:formula="of:=COUNTIF([.C4:.C8]; &quot;&gt;2.50&quot;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conto</text:p>
          </table:table-cell>
          <table:table-cell table:style-name="ce14" table:formula="of:=IF([.C14]&gt;=2;[.C12]*[.D15];0)" office:value-type="currency" office:currency="EUR" office:value="0.531" calcext:value-type="currency">
            <text:p>€ 0.53</text:p>
          </table:table-cell>
          <table:table-cell table:style-name="ce16" office:value-type="percentage" office:value="0.05" calcext:value-type="percentage">
            <text:p>5.00%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>
            <text:p>Totale</text:p>
          </table:table-cell>
          <table:table-cell table:style-name="ce31" table:formula="of:=[.C12]-[.C15]" office:value-type="currency" office:currency="EUR" office:value="10.089" calcext:value-type="currency">
            <text:p>€ 10.09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string" calcext:value-type="string">
            <text:p>Prezzo massimo</text:p>
          </table:table-cell>
          <table:table-cell table:style-name="ce14" table:formula="of:=MAX([.C4];[.C8])" office:value-type="currency" office:currency="EUR" office:value="3" calcext:value-type="currency">
            <text:p>€ 3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0122P0" style:volatile="true" number:language="en" number:country="US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20:38:39.918111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6T11:37:01.467391294</meta:creation-date>
    <dc:date>2021-12-06T20:40:20.260767871</dc:date>
    <meta:editing-duration>PT4H32M36S</meta:editing-duration>
    <meta:editing-cycles>12</meta:editing-cycles>
    <meta:generator>LibreOffice/6.1.5.2$Linux_X86_64 LibreOffice_project/10$Build-2</meta:generator>
    <meta:document-statistic meta:table-count="1" meta:cell-count="41" meta:object-count="0"/>
  </office:meta>
</office:document-meta>
</file>